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1" svg:font-family="Lato, apple-system, BlinkMacSystemFont, 'Segoe UI', Roboto, Oxygen, Ubuntu, Cantarell, 'Fira Sans', 'Droid Sans', 'Helvetica Neue', sans-serif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bold" officeooo:rsid="000093be" officeooo:paragraph-rsid="000093be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6pt" fo:font-style="normal" style:text-underline-style="solid" style:text-underline-width="auto" style:text-underline-color="font-color" fo:font-weight="bold" officeooo:rsid="000093be" officeooo:paragraph-rsid="000093be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6pt" fo:font-style="normal" style:text-underline-style="solid" style:text-underline-width="auto" style:text-underline-color="font-color" fo:font-weight="bold" officeooo:rsid="000093be" officeooo:paragraph-rsid="000093be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093be" officeooo:paragraph-rsid="000093be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093be" officeooo:paragraph-rsid="000093be" style:text-blinking="false" fo:background-color="#fffff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093be" style:text-blinking="false" fo:background-color="#fffff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bold" officeooo:rsid="000093be" officeooo:paragraph-rsid="000093b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style:text-line-through-style="none" style:text-line-through-type="none" style:font-name="Lato" fo:letter-spacing="normal" style:text-blinking="false" fo:background-color="#ffffff" loext:char-shading-value="0"/>
    </style:style>
    <style:style style:name="T2" style:family="text">
      <style:text-properties fo:font-variant="normal" fo:text-transform="none" style:text-line-through-style="none" style:text-line-through-type="none" style:font-name="Lato" fo:letter-spacing="normal" style:text-blinking="false" fo:background-color="#ffffff" loext:char-shading-value="0" loext:padding="0in" loext:border="none"/>
    </style:style>
    <style:style style:name="T3" style:family="text">
      <style:text-properties fo:font-variant="normal" fo:text-transform="none" style:text-line-through-style="none" style:text-line-through-type="none" style:font-name="Consolas" fo:font-size="10.5pt" fo:letter-spacing="normal" fo:font-weight="normal" style:text-blinking="false" fo:background-color="#ffffff" loext:char-shading-value="0"/>
    </style:style>
    <style:style style:name="T4" style:family="text">
      <style:text-properties fo:font-variant="normal" fo:text-transform="none" style:font-name="Lato1" fo:letter-spacing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ss</text:p>
      <text:p text:style-name="P2"/>
      <text:p text:style-name="P1"><text:a xlink:type="simple" xlink:href="http://192.168.0.253:8000/learn/front-end-libraries/sass/store-data-with-sass-variables" text:style-name="Internet_20_link" text:visited-style-name="Visited_20_Internet_20_Link"><text:span text:style-name="T2">Store Data with Sass Variables</text:span></text:a><text:span text:style-name="T4"> </text:span></text:p>
      <text:p text:style-name="P6">&lt;style type='text/sass'&gt;</text:p>
      <text:p text:style-name="P4">$text-color: red;</text:p>
      <text:p text:style-name="P4">.header{</text:p>
      <text:p text:style-name="P4">text-align: center;</text:p>
      <text:p text:style-name="P4">}</text:p>
      <text:p text:style-name="P4">.blog-post, h2 {</text:p>
      <text:p text:style-name="P4">color: $text-color;</text:p>
      <text:p text:style-name="P4">}</text:p>
      <text:p text:style-name="P4">&lt;/style&gt;</text:p>
      <text:p text:style-name="P7"/>
      <text:p text:style-name="P1"><text:a xlink:type="simple" xlink:href="http://192.168.0.253:8000/learn/front-end-libraries/sass/nest-css-with-sass" text:style-name="Internet_20_link" text:visited-style-name="Visited_20_Internet_20_Link"><text:span text:style-name="T1">Nest CSS with Sass</text:span></text:a></text:p>
      <text:p text:style-name="P6">&lt;style type='text/sass'&gt;</text:p>
      <text:p text:style-name="P4">.blog-post {</text:p>
      <text:p text:style-name="P4">h1 {</text:p>
      <text:p text:style-name="P4">text-align: center;</text:p>
      <text:p text:style-name="P4">color: blue;</text:p>
      <text:p text:style-name="P4">}</text:p>
      <text:p text:style-name="P4">p {</text:p>
      <text:p text:style-name="P4">font-size: 20px;</text:p>
      <text:p text:style-name="P4">}</text:p>
      <text:p text:style-name="P4">}</text:p>
      <text:p text:style-name="P4">&lt;/style&gt;</text:p>
      <text:p text:style-name="P5"/>
      <text:p text:style-name="P1"><text:a xlink:type="simple" xlink:href="http://192.168.0.253:8000/learn/front-end-libraries/sass/create-reusable-css-with-mixins" text:style-name="Internet_20_link" text:visited-style-name="Visited_20_Internet_20_Link"><text:span text:style-name="T1">Create Reusable CSS with Mixins</text:span></text:a></text:p>
      <text:p text:style-name="P1"><text:a xlink:type="simple" xlink:href="http://192.168.0.253:8000/learn/front-end-libraries/sass/use-if-and-else-to-add-logic-to-your-styles" text:style-name="Internet_20_link" text:visited-style-name="Visited_20_Internet_20_Link"><text:span text:style-name="T1"/></text:a></text:p>
      <text:p text:style-name="P1"><text:a xlink:type="simple" xlink:href="http://192.168.0.253:8000/learn/front-end-libraries/sass/use-if-and-else-to-add-logic-to-your-styles" text:style-name="Internet_20_link" text:visited-style-name="Visited_20_Internet_20_Link"><text:span text:style-name="T1">Use @if and @else to Add Logic To Your Styles</text:span></text:a></text:p>
      <text:p text:style-name="P1"><text:a xlink:type="simple" xlink:href="http://192.168.0.253:8000/learn/front-end-libraries/sass/use-for-to-create-a-sass-loop" text:style-name="Internet_20_link" text:visited-style-name="Visited_20_Internet_20_Link"><text:span text:style-name="T1"/></text:a></text:p>
      <text:p text:style-name="P1"><text:a xlink:type="simple" xlink:href="http://192.168.0.253:8000/learn/front-end-libraries/sass/use-for-to-create-a-sass-loop" text:style-name="Internet_20_link" text:visited-style-name="Visited_20_Internet_20_Link"><text:span text:style-name="T1">Use @for to Create a Sass Loop</text:span></text:a></text:p>
      <text:p text:style-name="P1"><text:a xlink:type="simple" xlink:href="http://192.168.0.253:8000/learn/front-end-libraries/sass/use-each-to-map-over-items-in-a-list" text:style-name="Internet_20_link" text:visited-style-name="Visited_20_Internet_20_Link"><text:span text:style-name="T1"/></text:a></text:p>
      <text:p text:style-name="P1"><text:a xlink:type="simple" xlink:href="http://192.168.0.253:8000/learn/front-end-libraries/sass/use-each-to-map-over-items-in-a-list" text:style-name="Internet_20_link" text:visited-style-name="Visited_20_Internet_20_Link"><text:span text:style-name="T1">Use @each to Map Over Items in a List</text:span></text:a></text:p>
      <text:p text:style-name="P1"><text:a xlink:type="simple" xlink:href="http://192.168.0.253:8000/learn/front-end-libraries/sass/apply-a-style-until-a-condition-is-met-with-while" text:style-name="Internet_20_link" text:visited-style-name="Visited_20_Internet_20_Link"><text:span text:style-name="T1"/></text:a></text:p>
      <text:p text:style-name="P1"><text:a xlink:type="simple" xlink:href="http://192.168.0.253:8000/learn/front-end-libraries/sass/apply-a-style-until-a-condition-is-met-with-while" text:style-name="Internet_20_link" text:visited-style-name="Visited_20_Internet_20_Link"><text:span text:style-name="T1">Apply a Style Until a Condition is Met with @while</text:span></text:a></text:p>
      <text:p text:style-name="P10"><text:span text:style-name="T1">  </text:span><text:span text:style-name="T3">$x: 1;</text:span></text:p>
      <text:p text:style-name="P9"><text:soft-page-break/>@while $x &lt;= 5 {</text:p>
      <text:p text:style-name="P9">.text-#{$x} { font-size: (15px * $x)}</text:p>
      <text:p text:style-name="P9">$x: $x + 1;</text:p>
      <text:p text:style-name="P9">}</text:p>
      <text:p text:style-name="P1"><text:span text:style-name="T1"/></text:p>
      <text:p text:style-name="P1"><text:a xlink:type="simple" xlink:href="http://192.168.0.253:8000/learn/front-end-libraries/sass/split-your-styles-into-smaller-chunks-with-partials" text:style-name="Internet_20_link" text:visited-style-name="Visited_20_Internet_20_Link"><text:span text:style-name="T1">Split Your Styles into Smaller Chunks with Partials</text:span></text:a></text:p>
      <text:p text:style-name="P1"><text:a xlink:type="simple" xlink:href="http://192.168.0.253:8000/learn/front-end-libraries/sass/extend-one-set-of-css-styles-to-another-element" text:style-name="Internet_20_link" text:visited-style-name="Visited_20_Internet_20_Link"><text:span text:style-name="T2"/></text:a></text:p>
      <text:p text:style-name="P1"><text:a xlink:type="simple" xlink:href="http://192.168.0.253:8000/learn/front-end-libraries/sass/extend-one-set-of-css-styles-to-another-element" text:style-name="Internet_20_link" text:visited-style-name="Visited_20_Internet_20_Link"><text:span text:style-name="T2">Extend One Set of CSS Styles to Another Element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ato1" svg:font-family="Lato, apple-system, BlinkMacSystemFont, 'Segoe UI', Roboto, Oxygen, Ubuntu, Cantarell, 'Fira Sans', 'Droid Sans', 'Helvetica Neue', sans-serif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7-08T18:39:50.676000000</dc:date>
    <meta:editing-duration>PT9M38S</meta:editing-duration>
    <meta:editing-cycles>2</meta:editing-cycles>
    <meta:document-statistic meta:table-count="0" meta:image-count="0" meta:object-count="0" meta:page-count="2" meta:paragraph-count="35" meta:word-count="119" meta:character-count="631" meta:non-whitespace-character-count="544"/>
  </office:meta>
</office:document-meta>
</file>